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alysis and approach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analyze the current functionality for artist and label drop down with snehal and created two approach doc as told by her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alignment and bug 4496,4501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fixed the alignment issue that was still there for analytic s page and fixed <text:s/>the two mention bug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New Layout for inprocess tab</text:p>
          </table:table-cell>
          <table:table-cell table:style-name="ce6" office:value-type="float" office:value="4.5">
            <text:p>4.50</text:p>
          </table:table-cell>
          <table:table-cell table:style-name="ce11" office:value-type="string">
            <text:p>worked with hemant and created a new layout for inprocess page,spent time for over all alignment of the page and fixed all the alignment with hemant for this pag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01/18/2012</text:date>, <text:time>20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8T20:03:22</dc:date>
    <meta:editing-cycles>236</meta:editing-cycles>
    <meta:editing-duration>P25DT17H11M4S</meta:editing-duration>
    <meta:generator>BrOffice.org/3.3$Linux OpenOffice.org_project/330m20$Build-9567</meta:generator>
    <meta:document-statistic meta:table-count="1" meta:cell-count="17" meta:object-count="0"/>
  </office:meta>
</office:document-meta>
</file>